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0.3043in" svg:y="4.4835in">
            <draw:object draw:notify-on-update-of-ranges="Sheet1.B2:Sheet1.F2 Sheet1.B1:Sheet1.B1 Sheet1.B64:Sheet1.F6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Pomiary czasu przeszukiwania listy n-elementowej</text:p>
          </table:table-cell>
          <table:covered-table-cell table:number-columns-repeated="2" table:style-name="ce7"/>
          <table:covered-table-cell table:number-columns-repeated="2"/>
        </table:table-row>
        <table:table-row table:style-name="ro1">
          <table:table-cell office:value-type="string" calcext:value-type="string">
            <text:p>Ilość elementów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1000000000" calcext:value-type="float">
            <text:p>100000000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1 [us]" calcext:value-type="string">
            <text:p>Pomiar 1 [us]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01" calcext:value-type="float">
            <text:p>801</text:p>
          </table:table-cell>
          <table:table-cell office:value-type="float" office:value="10848" calcext:value-type="float">
            <text:p>10848</text:p>
          </table:table-cell>
          <table:table-cell office:value-type="float" office:value="5118450" calcext:value-type="float">
            <text:p>511845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2 [us]" calcext:value-type="string">
            <text:p>Pomiar 2 [us]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31" calcext:value-type="float">
            <text:p>731</text:p>
          </table:table-cell>
          <table:table-cell office:value-type="float" office:value="10299" calcext:value-type="float">
            <text:p>10299</text:p>
          </table:table-cell>
          <table:table-cell office:value-type="float" office:value="5157010" calcext:value-type="float">
            <text:p>515701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3 [us]" calcext:value-type="string">
            <text:p>Pomiar 3 [us]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27" calcext:value-type="float">
            <text:p>727</text:p>
          </table:table-cell>
          <table:table-cell office:value-type="float" office:value="10598" calcext:value-type="float">
            <text:p>10598</text:p>
          </table:table-cell>
          <table:table-cell office:value-type="float" office:value="5119420" calcext:value-type="float">
            <text:p>511942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4 [us]" calcext:value-type="string">
            <text:p>Pomiar 4 [us]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54" calcext:value-type="float">
            <text:p>654</text:p>
          </table:table-cell>
          <table:table-cell office:value-type="float" office:value="11445" calcext:value-type="float">
            <text:p>11445</text:p>
          </table:table-cell>
          <table:table-cell office:value-type="float" office:value="5010000" calcext:value-type="float">
            <text:p>501000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5 [us]" calcext:value-type="string">
            <text:p>Pomiar 5 [us]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98" calcext:value-type="float">
            <text:p>598</text:p>
          </table:table-cell>
          <table:table-cell office:value-type="float" office:value="10950" calcext:value-type="float">
            <text:p>10950</text:p>
          </table:table-cell>
          <table:table-cell office:value-type="float" office:value="4807910" calcext:value-type="float">
            <text:p>480791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6 [us]" calcext:value-type="string">
            <text:p>Pomiar 6 [us]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18" calcext:value-type="float">
            <text:p>618</text:p>
          </table:table-cell>
          <table:table-cell office:value-type="float" office:value="10011" calcext:value-type="float">
            <text:p>10011</text:p>
          </table:table-cell>
          <table:table-cell office:value-type="float" office:value="4667350" calcext:value-type="float">
            <text:p>466735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7 [us]" calcext:value-type="string">
            <text:p>Pomiar 7 [us]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58" calcext:value-type="float">
            <text:p>858</text:p>
          </table:table-cell>
          <table:table-cell office:value-type="float" office:value="10036" calcext:value-type="float">
            <text:p>10036</text:p>
          </table:table-cell>
          <table:table-cell office:value-type="float" office:value="4824640" calcext:value-type="float">
            <text:p>482464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8 [us]" calcext:value-type="string">
            <text:p>Pomiar 8 [us]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80" calcext:value-type="float">
            <text:p>880</text:p>
          </table:table-cell>
          <table:table-cell office:value-type="float" office:value="11255" calcext:value-type="float">
            <text:p>11255</text:p>
          </table:table-cell>
          <table:table-cell office:value-type="float" office:value="4808720" calcext:value-type="float">
            <text:p>480872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9 [us]" calcext:value-type="string">
            <text:p>Pomiar 9 [us]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56" calcext:value-type="float">
            <text:p>856</text:p>
          </table:table-cell>
          <table:table-cell office:value-type="float" office:value="10754" calcext:value-type="float">
            <text:p>10754</text:p>
          </table:table-cell>
          <table:table-cell office:value-type="float" office:value="5056860" calcext:value-type="float">
            <text:p>505686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10 [us]" calcext:value-type="string">
            <text:p>Pomiar 10 [us]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42" calcext:value-type="float">
            <text:p>842</text:p>
          </table:table-cell>
          <table:table-cell office:value-type="float" office:value="10385" calcext:value-type="float">
            <text:p>10385</text:p>
          </table:table-cell>
          <table:table-cell office:value-type="float" office:value="5362980" calcext:value-type="float">
            <text:p>536298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11 [us]" calcext:value-type="string">
            <text:p>Pomiar 11 [us]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25" calcext:value-type="float">
            <text:p>925</text:p>
          </table:table-cell>
          <table:table-cell office:value-type="float" office:value="11173" calcext:value-type="float">
            <text:p>11173</text:p>
          </table:table-cell>
          <table:table-cell office:value-type="float" office:value="5631260" calcext:value-type="float">
            <text:p>563126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12 [us]" calcext:value-type="string">
            <text:p>Pomiar 12 [us]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60" calcext:value-type="float">
            <text:p>860</text:p>
          </table:table-cell>
          <table:table-cell office:value-type="float" office:value="12431" calcext:value-type="float">
            <text:p>12431</text:p>
          </table:table-cell>
          <table:table-cell office:value-type="float" office:value="4804130" calcext:value-type="float">
            <text:p>480413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13 [us]" calcext:value-type="string">
            <text:p>Pomiar 13 [us]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75" calcext:value-type="float">
            <text:p>875</text:p>
          </table:table-cell>
          <table:table-cell office:value-type="float" office:value="10471" calcext:value-type="float">
            <text:p>10471</text:p>
          </table:table-cell>
          <table:table-cell office:value-type="float" office:value="5053090" calcext:value-type="float">
            <text:p>505309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14 [us]" calcext:value-type="string">
            <text:p>Pomiar 14 [us]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60" calcext:value-type="float">
            <text:p>860</text:p>
          </table:table-cell>
          <table:table-cell office:value-type="float" office:value="11501" calcext:value-type="float">
            <text:p>11501</text:p>
          </table:table-cell>
          <table:table-cell office:value-type="float" office:value="5456830" calcext:value-type="float">
            <text:p>545683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15 [us]" calcext:value-type="string">
            <text:p>Pomiar 15 [us]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35" calcext:value-type="float">
            <text:p>635</text:p>
          </table:table-cell>
          <table:table-cell office:value-type="float" office:value="10718" calcext:value-type="float">
            <text:p>10718</text:p>
          </table:table-cell>
          <table:table-cell office:value-type="float" office:value="5152060" calcext:value-type="float">
            <text:p>515206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16 [us]" calcext:value-type="string">
            <text:p>Pomiar 16 [us]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68" calcext:value-type="float">
            <text:p>568</text:p>
          </table:table-cell>
          <table:table-cell office:value-type="float" office:value="10621" calcext:value-type="float">
            <text:p>10621</text:p>
          </table:table-cell>
          <table:table-cell office:value-type="float" office:value="4728930" calcext:value-type="float">
            <text:p>472893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17 [us]" calcext:value-type="string">
            <text:p>Pomiar 17 [us]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66" calcext:value-type="float">
            <text:p>566</text:p>
          </table:table-cell>
          <table:table-cell office:value-type="float" office:value="10085" calcext:value-type="float">
            <text:p>10085</text:p>
          </table:table-cell>
          <table:table-cell office:value-type="float" office:value="4709380" calcext:value-type="float">
            <text:p>470938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18 [us]" calcext:value-type="string">
            <text:p>Pomiar 18 [us]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76" calcext:value-type="float">
            <text:p>576</text:p>
          </table:table-cell>
          <table:table-cell office:value-type="float" office:value="10755" calcext:value-type="float">
            <text:p>10755</text:p>
          </table:table-cell>
          <table:table-cell office:value-type="float" office:value="4858750" calcext:value-type="float">
            <text:p>485875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19 [us]" calcext:value-type="string">
            <text:p>Pomiar 19 [us]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66" calcext:value-type="float">
            <text:p>566</text:p>
          </table:table-cell>
          <table:table-cell office:value-type="float" office:value="10625" calcext:value-type="float">
            <text:p>10625</text:p>
          </table:table-cell>
          <table:table-cell office:value-type="float" office:value="4746280" calcext:value-type="float">
            <text:p>474628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20 [us]" calcext:value-type="string">
            <text:p>Pomiar 20 [us]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66" calcext:value-type="float">
            <text:p>566</text:p>
          </table:table-cell>
          <table:table-cell office:value-type="float" office:value="10638" calcext:value-type="float">
            <text:p>10638</text:p>
          </table:table-cell>
          <table:table-cell office:value-type="float" office:value="5122880" calcext:value-type="float">
            <text:p>512288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21 [us]" calcext:value-type="string">
            <text:p>Pomiar 21 [us]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68" calcext:value-type="float">
            <text:p>768</text:p>
          </table:table-cell>
          <table:table-cell office:value-type="float" office:value="10338" calcext:value-type="float">
            <text:p>10338</text:p>
          </table:table-cell>
          <table:table-cell office:value-type="float" office:value="5021030" calcext:value-type="float">
            <text:p>502103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22 [us]" calcext:value-type="string">
            <text:p>Pomiar 22 [us]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76" calcext:value-type="float">
            <text:p>776</text:p>
          </table:table-cell>
          <table:table-cell office:value-type="float" office:value="10423" calcext:value-type="float">
            <text:p>10423</text:p>
          </table:table-cell>
          <table:table-cell office:value-type="float" office:value="5198310" calcext:value-type="float">
            <text:p>519831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23 [us]" calcext:value-type="string">
            <text:p>Pomiar 23 [us]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03" calcext:value-type="float">
            <text:p>803</text:p>
          </table:table-cell>
          <table:table-cell office:value-type="float" office:value="10671" calcext:value-type="float">
            <text:p>10671</text:p>
          </table:table-cell>
          <table:table-cell office:value-type="float" office:value="4938670" calcext:value-type="float">
            <text:p>493867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24 [us]" calcext:value-type="string">
            <text:p>Pomiar 24 [us]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68" calcext:value-type="float">
            <text:p>568</text:p>
          </table:table-cell>
          <table:table-cell office:value-type="float" office:value="10110" calcext:value-type="float">
            <text:p>10110</text:p>
          </table:table-cell>
          <table:table-cell office:value-type="float" office:value="5447080" calcext:value-type="float">
            <text:p>544708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25 [us]" calcext:value-type="string">
            <text:p>Pomiar 25 [us]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57" calcext:value-type="float">
            <text:p>557</text:p>
          </table:table-cell>
          <table:table-cell office:value-type="float" office:value="9994" calcext:value-type="float">
            <text:p>9994</text:p>
          </table:table-cell>
          <table:table-cell office:value-type="float" office:value="4762510" calcext:value-type="float">
            <text:p>476251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26 [us]" calcext:value-type="string">
            <text:p>Pomiar 26 [us]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67" calcext:value-type="float">
            <text:p>567</text:p>
          </table:table-cell>
          <table:table-cell office:value-type="float" office:value="10343" calcext:value-type="float">
            <text:p>10343</text:p>
          </table:table-cell>
          <table:table-cell office:value-type="float" office:value="4828810" calcext:value-type="float">
            <text:p>482881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27 [us]" calcext:value-type="string">
            <text:p>Pomiar 27 [us]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98" calcext:value-type="float">
            <text:p>598</text:p>
          </table:table-cell>
          <table:table-cell office:value-type="float" office:value="10312" calcext:value-type="float">
            <text:p>10312</text:p>
          </table:table-cell>
          <table:table-cell office:value-type="float" office:value="5148940" calcext:value-type="float">
            <text:p>514894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28 [us]" calcext:value-type="string">
            <text:p>Pomiar 28 [us]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89" calcext:value-type="float">
            <text:p>589</text:p>
          </table:table-cell>
          <table:table-cell office:value-type="float" office:value="10330" calcext:value-type="float">
            <text:p>10330</text:p>
          </table:table-cell>
          <table:table-cell office:value-type="float" office:value="5413450" calcext:value-type="float">
            <text:p>541345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29 [us]" calcext:value-type="string">
            <text:p>Pomiar 29 [us]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98" calcext:value-type="float">
            <text:p>598</text:p>
          </table:table-cell>
          <table:table-cell office:value-type="float" office:value="10281" calcext:value-type="float">
            <text:p>10281</text:p>
          </table:table-cell>
          <table:table-cell office:value-type="float" office:value="6023600" calcext:value-type="float">
            <text:p>602360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30 [us]" calcext:value-type="string">
            <text:p>Pomiar 30 [us]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83" calcext:value-type="float">
            <text:p>583</text:p>
          </table:table-cell>
          <table:table-cell office:value-type="float" office:value="10351" calcext:value-type="float">
            <text:p>10351</text:p>
          </table:table-cell>
          <table:table-cell office:value-type="float" office:value="5554910" calcext:value-type="float">
            <text:p>555491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31 [us]" calcext:value-type="string">
            <text:p>Pomiar 31 [us]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79" calcext:value-type="float">
            <text:p>579</text:p>
          </table:table-cell>
          <table:table-cell office:value-type="float" office:value="10339" calcext:value-type="float">
            <text:p>10339</text:p>
          </table:table-cell>
          <table:table-cell office:value-type="float" office:value="4938560" calcext:value-type="float">
            <text:p>493856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32 [us]" calcext:value-type="string">
            <text:p>Pomiar 32 [us]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50" calcext:value-type="float">
            <text:p>550</text:p>
          </table:table-cell>
          <table:table-cell office:value-type="float" office:value="10541" calcext:value-type="float">
            <text:p>10541</text:p>
          </table:table-cell>
          <table:table-cell office:value-type="float" office:value="5009070" calcext:value-type="float">
            <text:p>500907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33 [us]" calcext:value-type="string">
            <text:p>Pomiar 33 [us]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56" calcext:value-type="float">
            <text:p>556</text:p>
          </table:table-cell>
          <table:table-cell office:value-type="float" office:value="10269" calcext:value-type="float">
            <text:p>10269</text:p>
          </table:table-cell>
          <table:table-cell office:value-type="float" office:value="4969610" calcext:value-type="float">
            <text:p>496961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34 [us]" calcext:value-type="string">
            <text:p>Pomiar 34 [us]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57" calcext:value-type="float">
            <text:p>557</text:p>
          </table:table-cell>
          <table:table-cell office:value-type="float" office:value="9980" calcext:value-type="float">
            <text:p>9980</text:p>
          </table:table-cell>
          <table:table-cell office:value-type="float" office:value="5448210" calcext:value-type="float">
            <text:p>544821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35 [us]" calcext:value-type="string">
            <text:p>Pomiar 35 [us]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31" calcext:value-type="float">
            <text:p>731</text:p>
          </table:table-cell>
          <table:table-cell office:value-type="float" office:value="10766" calcext:value-type="float">
            <text:p>10766</text:p>
          </table:table-cell>
          <table:table-cell office:value-type="float" office:value="5188510" calcext:value-type="float">
            <text:p>518851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36 [us]" calcext:value-type="string">
            <text:p>Pomiar 36 [us]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51" calcext:value-type="float">
            <text:p>851</text:p>
          </table:table-cell>
          <table:table-cell office:value-type="float" office:value="10066" calcext:value-type="float">
            <text:p>10066</text:p>
          </table:table-cell>
          <table:table-cell office:value-type="float" office:value="5341730" calcext:value-type="float">
            <text:p>534173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37 [us]" calcext:value-type="string">
            <text:p>Pomiar 37 [us]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69" calcext:value-type="float">
            <text:p>769</text:p>
          </table:table-cell>
          <table:table-cell office:value-type="float" office:value="10103" calcext:value-type="float">
            <text:p>10103</text:p>
          </table:table-cell>
          <table:table-cell office:value-type="float" office:value="4893010" calcext:value-type="float">
            <text:p>489301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38 [us]" calcext:value-type="string">
            <text:p>Pomiar 38 [us]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77" calcext:value-type="float">
            <text:p>577</text:p>
          </table:table-cell>
          <table:table-cell office:value-type="float" office:value="10728" calcext:value-type="float">
            <text:p>10728</text:p>
          </table:table-cell>
          <table:table-cell office:value-type="float" office:value="4950110" calcext:value-type="float">
            <text:p>495011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39 [us]" calcext:value-type="string">
            <text:p>Pomiar 39 [us]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65" calcext:value-type="float">
            <text:p>565</text:p>
          </table:table-cell>
          <table:table-cell office:value-type="float" office:value="9956" calcext:value-type="float">
            <text:p>9956</text:p>
          </table:table-cell>
          <table:table-cell office:value-type="float" office:value="5033890" calcext:value-type="float">
            <text:p>503389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40 [us]" calcext:value-type="string">
            <text:p>Pomiar 40 [us]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58" calcext:value-type="float">
            <text:p>558</text:p>
          </table:table-cell>
          <table:table-cell office:value-type="float" office:value="10198" calcext:value-type="float">
            <text:p>10198</text:p>
          </table:table-cell>
          <table:table-cell office:value-type="float" office:value="5106000" calcext:value-type="float">
            <text:p>510600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41 [us]" calcext:value-type="string">
            <text:p>Pomiar 41 [us]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57" calcext:value-type="float">
            <text:p>557</text:p>
          </table:table-cell>
          <table:table-cell office:value-type="float" office:value="10881" calcext:value-type="float">
            <text:p>10881</text:p>
          </table:table-cell>
          <table:table-cell office:value-type="float" office:value="4836780" calcext:value-type="float">
            <text:p>483678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42 [us]" calcext:value-type="string">
            <text:p>Pomiar 42 [us]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21" calcext:value-type="float">
            <text:p>721</text:p>
          </table:table-cell>
          <table:table-cell office:value-type="float" office:value="9890" calcext:value-type="float">
            <text:p>9890</text:p>
          </table:table-cell>
          <table:table-cell office:value-type="float" office:value="4740970" calcext:value-type="float">
            <text:p>474097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43 [us]" calcext:value-type="string">
            <text:p>Pomiar 43 [us]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27" calcext:value-type="float">
            <text:p>827</text:p>
          </table:table-cell>
          <table:table-cell office:value-type="float" office:value="9964" calcext:value-type="float">
            <text:p>9964</text:p>
          </table:table-cell>
          <table:table-cell office:value-type="float" office:value="4676980" calcext:value-type="float">
            <text:p>467698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44 [us]" calcext:value-type="string">
            <text:p>Pomiar 44 [us]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68" calcext:value-type="float">
            <text:p>568</text:p>
          </table:table-cell>
          <table:table-cell office:value-type="float" office:value="10792" calcext:value-type="float">
            <text:p>10792</text:p>
          </table:table-cell>
          <table:table-cell office:value-type="float" office:value="4591480" calcext:value-type="float">
            <text:p>459148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45 [us]" calcext:value-type="string">
            <text:p>Pomiar 45 [us]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51" calcext:value-type="float">
            <text:p>551</text:p>
          </table:table-cell>
          <table:table-cell office:value-type="float" office:value="9892" calcext:value-type="float">
            <text:p>9892</text:p>
          </table:table-cell>
          <table:table-cell office:value-type="float" office:value="4593950" calcext:value-type="float">
            <text:p>459395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46 [us]" calcext:value-type="string">
            <text:p>Pomiar 46 [us]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53" calcext:value-type="float">
            <text:p>653</text:p>
          </table:table-cell>
          <table:table-cell office:value-type="float" office:value="12217" calcext:value-type="float">
            <text:p>12217</text:p>
          </table:table-cell>
          <table:table-cell office:value-type="float" office:value="4604570" calcext:value-type="float">
            <text:p>460457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47 [us]" calcext:value-type="string">
            <text:p>Pomiar 47 [us]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62" calcext:value-type="float">
            <text:p>562</text:p>
          </table:table-cell>
          <table:table-cell office:value-type="float" office:value="11086" calcext:value-type="float">
            <text:p>11086</text:p>
          </table:table-cell>
          <table:table-cell office:value-type="float" office:value="4696340" calcext:value-type="float">
            <text:p>469634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48 [us]" calcext:value-type="string">
            <text:p>Pomiar 48 [us]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15" calcext:value-type="float">
            <text:p>615</text:p>
          </table:table-cell>
          <table:table-cell office:value-type="float" office:value="10414" calcext:value-type="float">
            <text:p>10414</text:p>
          </table:table-cell>
          <table:table-cell office:value-type="float" office:value="4782500" calcext:value-type="float">
            <text:p>478250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49 [us]" calcext:value-type="string">
            <text:p>Pomiar 49 [us]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12" calcext:value-type="float">
            <text:p>612</text:p>
          </table:table-cell>
          <table:table-cell office:value-type="float" office:value="11306" calcext:value-type="float">
            <text:p>11306</text:p>
          </table:table-cell>
          <table:table-cell office:value-type="float" office:value="4792440" calcext:value-type="float">
            <text:p>4792440</text:p>
          </table:table-cell>
        </table:table-row>
        <table:table-row table:style-name="ro1">
          <table:table-cell table:formula="of:=CONCATENATE(&quot;Pomiar &quot;;TEXT(ROW()-2;0);&quot; [us]&quot;)" office:value-type="string" office:string-value="Pomiar 50 [us]" calcext:value-type="string">
            <text:p>Pomiar 50 [us]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51" calcext:value-type="float">
            <text:p>551</text:p>
          </table:table-cell>
          <table:table-cell office:value-type="float" office:value="10386" calcext:value-type="float">
            <text:p>10386</text:p>
          </table:table-cell>
          <table:table-cell office:value-type="float" office:value="4709200" calcext:value-type="float">
            <text:p>4709200</text:p>
          </table:table-cell>
        </table:table-row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Uśredniony czas przeszukiwania listy</text:p>
          </table:table-cell>
          <table:covered-table-cell table:number-columns-repeated="4" table:style-name="ce7"/>
        </table:table-row>
        <table:table-row table:style-name="ro1">
          <table:table-cell office:value-type="string" calcext:value-type="string">
            <text:p>Ilość elementów</text:p>
          </table:table-cell>
          <table:table-cell table:style-name="ce4" table:formula="of:=[.B2]" office:value-type="float" office:value="10" calcext:value-type="float">
            <text:p>10</text:p>
          </table:table-cell>
          <table:table-cell table:style-name="ce4" table:formula="of:=[.C2]" office:value-type="float" office:value="1000" calcext:value-type="float">
            <text:p>1000</text:p>
          </table:table-cell>
          <table:table-cell table:style-name="ce4" table:formula="of:=[.D2]" office:value-type="float" office:value="100000" calcext:value-type="float">
            <text:p>100000</text:p>
          </table:table-cell>
          <table:table-cell table:style-name="ce4" table:formula="of:=[.E2]" office:value-type="float" office:value="1000000" calcext:value-type="float">
            <text:p>1000000</text:p>
          </table:table-cell>
          <table:table-cell table:style-name="ce4" table:formula="of:=[.F2]" office:value-type="float" office:value="1000000000" calcext:value-type="float">
            <text:p>1000000000</text:p>
          </table:table-cell>
        </table:table-row>
        <table:table-row table:style-name="ro1">
          <table:table-cell table:style-name="ce3" office:value-type="string" calcext:value-type="string">
            <text:p>Szukane indeksy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47180" calcext:value-type="float">
            <text:p>47180</text:p>
          </table:table-cell>
          <table:table-cell table:style-name="ce4" office:value-type="float" office:value="847180" calcext:value-type="float">
            <text:p>847180</text:p>
          </table:table-cell>
          <table:table-cell table:style-name="ce4" office:value-type="float" office:value="403878424" calcext:value-type="float">
            <text:p>403878424</text:p>
          </table:table-cell>
        </table:table-row>
        <table:table-row table:style-name="ro1">
          <table:table-cell office:value-type="string" calcext:value-type="string">
            <text:p>Średnia [<text:span text:style-name="T1">μ</text:span>s]</text:p>
          </table:table-cell>
          <table:table-cell table:style-name="ce4" table:formula="of:=AVERAGE([.B3:.B52])" office:value-type="float" office:value="7.44" calcext:value-type="float">
            <text:p>7,44</text:p>
          </table:table-cell>
          <table:table-cell table:style-name="ce4" table:formula="of:=AVERAGE([.C3:.C52])" office:value-type="float" office:value="14.18" calcext:value-type="float">
            <text:p>14,18</text:p>
          </table:table-cell>
          <table:table-cell table:style-name="ce4" table:formula="of:=AVERAGE([.D3:.D52])" office:value-type="float" office:value="669.58" calcext:value-type="float">
            <text:p>669,58</text:p>
          </table:table-cell>
          <table:table-cell table:style-name="ce4" table:formula="of:=AVERAGE([.E3:.E52])" office:value-type="float" office:value="10570.52" calcext:value-type="float">
            <text:p>10570,52</text:p>
          </table:table-cell>
          <table:table-cell table:style-name="ce4" table:formula="of:=AVERAGE([.F3:.F52])" office:value-type="float" office:value="5008763" calcext:value-type="float">
            <text:p>5008763</text:p>
          </table:table-cell>
        </table:table-row>
        <table:table-row table:style-name="ro1">
          <table:table-cell table:style-name="ce4" table:number-columns-repeated="6"/>
        </table:table-row>
        <table:table-row table:style-name="ro1">
          <table:table-cell table:style-name="ce5" office:value-type="string" calcext:value-type="string">
            <text:p>Procenty</text:p>
          </table:table-cell>
          <table:table-cell table:style-name="ce8" table:formula="of:=[.B55]/[.B2]" office:value-type="percentage" office:value="0.5" calcext:value-type="percentage">
            <text:p>50,00%</text:p>
          </table:table-cell>
          <table:table-cell table:style-name="ce8" table:formula="of:=[.C55]/[.C2]" office:value-type="percentage" office:value="0.18" calcext:value-type="percentage">
            <text:p>18,00%</text:p>
          </table:table-cell>
          <table:table-cell table:style-name="ce8" table:formula="of:=[.D55]/[.D2]" office:value-type="percentage" office:value="0.4718" calcext:value-type="percentage">
            <text:p>47,18%</text:p>
          </table:table-cell>
          <table:table-cell table:style-name="ce8" table:formula="of:=[.E55]/[.E2]" office:value-type="percentage" office:value="0.84718" calcext:value-type="percentage">
            <text:p>84,72%</text:p>
          </table:table-cell>
          <table:table-cell table:style-name="ce8" table:formula="of:=[.F55]/[.F2]" office:value-type="percentage" office:value="0.403878424" calcext:value-type="percentage">
            <text:p>40,39%</text:p>
          </table:table-cell>
        </table:table-row>
        <table:table-row table:style-name="ro1" table:number-rows-repeated="3">
          <table:table-cell table:style-name="ce4" table:number-columns-repeated="6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Predykcja – ile zajęłoby czasu przeszukanie całej listy</text:p>
          </table:table-cell>
          <table:covered-table-cell table:number-columns-repeated="4" table:style-name="ce2"/>
        </table:table-row>
        <table:table-row table:style-name="ro1">
          <table:table-cell table:formula="of:=[.A54]" office:value-type="string" office:string-value="Ilość elementów" calcext:value-type="string">
            <text:p>Ilość elementów</text:p>
          </table:table-cell>
          <table:table-cell table:style-name="ce4" table:formula="of:=[.B54]" office:value-type="float" office:value="10" calcext:value-type="float">
            <text:p>10</text:p>
          </table:table-cell>
          <table:table-cell table:style-name="ce4" table:formula="of:=[.C54]" office:value-type="float" office:value="1000" calcext:value-type="float">
            <text:p>1000</text:p>
          </table:table-cell>
          <table:table-cell table:style-name="ce4" table:formula="of:=[.D54]" office:value-type="float" office:value="100000" calcext:value-type="float">
            <text:p>100000</text:p>
          </table:table-cell>
          <table:table-cell table:style-name="ce4" table:formula="of:=[.E54]" office:value-type="float" office:value="1000000" calcext:value-type="float">
            <text:p>1000000</text:p>
          </table:table-cell>
          <table:table-cell table:style-name="ce4" table:formula="of:=[.F54]" office:value-type="float" office:value="1000000000" calcext:value-type="float">
            <text:p>1000000000</text:p>
          </table:table-cell>
        </table:table-row>
        <table:table-row table:style-name="ro1">
          <table:table-cell table:formula="of:=[.A56]" office:value-type="string" office:string-value="Średnia [μs]" calcext:value-type="string">
            <text:p>Średnia [μs]</text:p>
          </table:table-cell>
          <table:table-cell table:style-name="ce4" table:formula="of:=[.B56]*([.B2]/[.B55])" office:value-type="float" office:value="14.88" calcext:value-type="float">
            <text:p>14,88</text:p>
          </table:table-cell>
          <table:table-cell table:style-name="ce4" table:formula="of:=[.C56]*([.C2]/[.C55])" office:value-type="float" office:value="78.7777777777778" calcext:value-type="float">
            <text:p>78,7777777778</text:p>
          </table:table-cell>
          <table:table-cell table:style-name="ce4" table:formula="of:=[.D56]*([.D2]/[.D55])" office:value-type="float" office:value="1419.20305214074" calcext:value-type="float">
            <text:p>1419,2030521407</text:p>
          </table:table-cell>
          <table:table-cell table:style-name="ce4" table:formula="of:=[.E56]*([.E2]/[.E55])" office:value-type="float" office:value="12477.3011638613" calcext:value-type="float">
            <text:p>12477,3011638613</text:p>
          </table:table-cell>
          <table:table-cell table:style-name="ce4" table:formula="of:=[.F56]*([.F2]/[.F55])" office:value-type="float" office:value="12401660.2580384" calcext:value-type="float">
            <text:p>12401660,2580384</text:p>
          </table:table-cell>
        </table:table-row>
        <table:table-row table:style-name="ro1">
          <table:table-cell table:style-name="Default"/>
          <table:table-cell table:style-name="Default" table:formula="of:=[.B64]/[.A64]" office:value-type="string" office:string-value="" calcext:value-type="error">
            <text:p>#VALUE!</text:p>
          </table:table-cell>
          <table:table-cell table:style-name="Default" table:formula="of:=[.C64]/[.B64]" office:value-type="float" office:value="5.2942054958184" calcext:value-type="float">
            <text:p>5,2942054958</text:p>
          </table:table-cell>
          <table:table-cell table:style-name="Default" table:formula="of:=[.D64]/[.C64]" office:value-type="float" office:value="18.0152714658204" calcext:value-type="float">
            <text:p>18,0152714658</text:p>
          </table:table-cell>
          <table:table-cell table:style-name="Default" table:formula="of:=[.E64]/[.D64]" office:value-type="float" office:value="8.79176601617395" calcext:value-type="float">
            <text:p>8,7917660162</text:p>
          </table:table-cell>
          <table:table-cell table:style-name="Default" table:formula="of:=[.F64]/[.E64]" office:value-type="float" office:value="993.937718996323" calcext:value-type="float">
            <text:p>993,93771899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.00.0000</text:date>, <text:time style:data-style-name="N2" text:time-value="15:11:06.121985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1T15:30:16.773135773</dc:date>
    <meta:generator>LibreOffice/4.2.8.2$Linux_X86_64 LibreOffice_project/420m0$Build-2</meta:generator>
    <meta:editing-duration>PT1H16M39S</meta:editing-duration>
    <meta:editing-cycles>18</meta:editing-cycles>
    <meta:document-statistic meta:table-count="1" meta:cell-count="3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54cm" svg:y="0.316cm" chart:style-name="ch2">
          <text:p>Pomiar czasu</text:p>
        </chart:title>
        <chart:legend chart:legend-position="bottom" svg:x="2.908cm" svg:y="7.719cm" style:legend-expansion="wide" chart:style-name="ch3"/>
        <chart:plot-area chart:style-name="ch4" table:cell-range-address="Sheet1.B2:Sheet1.F2 Sheet1.B1:Sheet1.B1 Sheet1.B64:Sheet1.F64" chart:data-source-has-labels="column" svg:x="1.331cm" svg:y="1.301cm" svg:width="14.349cm" svg:height="5.257cm">
          <chartooo:coordinate-region svg:x="3.064cm" svg:y="1.5cm" svg:width="11.596cm" svg:height="4.411cm"/>
          <chart:axis chart:dimension="x" chart:name="primary-x" chart:style-name="ch5">
            <chart:title svg:x="7.138cm" svg:y="6.738cm" chart:style-name="ch6">
              <text:p>Liczba elementów</text:p>
            </chart:title>
            <chart:grid chart:style-name="ch7" chart:class="major"/>
          </chart:axis>
          <chart:axis chart:dimension="y" chart:name="primary-y" chart:style-name="ch8">
            <chart:title svg:x="0.451cm" svg:y="5.481cm" chart:style-name="ch9">
              <text:p>Czas [mikrosekundy]</text:p>
            </chart:title>
            <chart:grid chart:style-name="ch7" chart:class="major"/>
          </chart:axis>
          <chart:series chart:style-name="ch10" chart:values-cell-range-address="Sheet1.B64:Sheet1.F64" chart:label-cell-address="Sheet1.B1:Sheet1.B1" chart:class="chart:scatter">
            <chart:domain table:cell-range-address="Sheet1.B2:Sheet1.F2"/>
            <chart:regression-curve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B2:Sheet1.F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00">
                <text:p>1000000000</text:p>
              </table:table-cell>
            </table:table-row>
            <table:table-row>
              <table:table-cell office:value-type="string">
                <text:p>Pomiary czasu przeszukiwania listy n-elementowej</text:p>
                <draw:g>
                  <svg:desc>Sheet1.B1:Sheet1.B1</svg:desc>
                </draw:g>
              </table:table-cell>
              <table:table-cell office:value-type="float" office:value="14.88">
                <text:p>14.88</text:p>
                <draw:g>
                  <svg:desc>Sheet1.B64:Sheet1.F64</svg:desc>
                </draw:g>
              </table:table-cell>
              <table:table-cell office:value-type="float" office:value="78.7777777777778">
                <text:p>78.7777777777778</text:p>
              </table:table-cell>
              <table:table-cell office:value-type="float" office:value="1419.20305214074">
                <text:p>1419.20305214074</text:p>
              </table:table-cell>
              <table:table-cell office:value-type="float" office:value="12477.3011638613">
                <text:p>12477.3011638613</text:p>
              </table:table-cell>
              <table:table-cell office:value-type="float" office:value="12401660.2580384">
                <text:p>12401660.25803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